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Verdana" fo:font-size="14.0pt"/>
    </style:style>
    <style:style style:name="P2" style:family="paragraph" style:parent-style-name="Standard">
      <style:paragraph-properties fo:margin-bottom="0.0972in" fo:line-height="120%">
        <style:tab-stops>
          <style:tab-stop style:position="2.1250in"/>
        </style:tab-stops>
      </style:paragraph-properties>
      <style:text-properties style:font-name="Verdana" fo:font-size="10.0pt"/>
    </style:style>
    <style:style style:name="P3" style:family="paragraph" style:parent-style-name="Standard">
      <style:paragraph-properties fo:margin-bottom="0.1965in"/>
      <style:text-properties style:font-name="Verdana" fo:font-size="10.0pt"/>
    </style:style>
    <style:style style:name="P4" style:family="paragraph" style:parent-style-name="Standard">
      <style:paragraph-properties fo:margin-bottom="0.1965in" fo:margin-left="0.2500in"/>
      <style:text-properties style:font-name="Verdana" fo:font-size="10.0pt"/>
    </style:style>
    <style:style style:name="P5" style:family="paragraph" style:parent-style-name="Standard">
      <style:paragraph-properties fo:margin-bottom="0.1965in" fo:margin-left="0.5000in" fo:text-indent="-0.2500in"/>
      <style:text-properties style:font-name="Verdana" fo:font-size="10.0pt"/>
    </style:style>
    <style:style style:name="P6" style:family="paragraph" style:parent-style-name="Standard">
      <style:paragraph-properties fo:margin-bottom="0.1965in"/>
      <style:text-properties style:font-name="Times New Roman" fo:font-size="24.0pt"/>
    </style:style>
    <style:style style:name="P7" style:family="paragraph" style:parent-style-name="Standard">
      <style:paragraph-properties fo:margin-bottom="0.0972in" fo:line-height="120%"/>
      <style:text-properties style:font-name="Verdana" fo:font-size="10.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CS 192 AY 2014-2015</text:p>
      <text:p text:style-name="P1">Lessons Learned Report</text:p>
      <text:p text:style-name="P2"/>
      <table:table table:name="Table1" table:style-name="Table1">
        <table:table-column table:style-name="TableColumn1"/>
        <table:table-row>
          <table:table-cell table:style-name="TableCell1">
            <text:p text:style-name="P3"><text:span text:style-name="T1">Prepared by: Clare Tan</text:span></text:p>
            <text:p text:style-name="P3"><text:span text:style-name="T1">Date: Feb.5, 2016</text:span></text:p>
            <text:p text:style-name="P3"><text:span text:style-name="T1">Project Name: Fur-ever Pawsitive</text:span></text:p>
            <text:p text:style-name="P3"><text:span text:style-name="T1">Client: Gwen Foster/CARA/Purina</text:span></text:p>
            <text:p text:style-name="P3"><text:span text:style-name="T1">Sprint Number: 1</text:span></text:p>
          </table:table-cell>
        </table:table-row>
        <table:table-row>
          <table:table-cell table:style-name="TableCell1">
            <text:p text:style-name="P4">1. <text:s/>What were the main lessons your team learned in this sprint?</text:p>
            <text:p text:style-name="P3">We learned that we should divide our user stories further, instead of having one big user story that's half the game. A lot of the work for the game got assigned to sprint 1 as a result of this mistake, with nothing left for the other sprints. Next sprint we will make sure the work gets more evenly distributed. We also learned not to underestimate the time it takes to do tasks.</text:p>
            <text:p text:style-name="P3"/>
            <text:p text:style-name="P3"/>
            <text:p text:style-name="P5">2. <text:s text:c="2"/>Describe one example of what went right in this sprint.</text:p>
            <text:p text:style-name="P3"/>
            <text:p text:style-name="P3">We had goals that were easily accomplishable but necessary for the game to work - such as the main menu. This is more in accordance with how Agile is supposed to work, a balance of high value with low time to make it. </text:p>
            <text:p text:style-name="P3"/>
            <text:p text:style-name="P3"/>
            <text:p text:style-name="P5">3. <text:s text:c="3"/>Describe one example of what went wrong in this sprint.</text:p>
            <text:p text:style-name="P5"/>
            <text:p text:style-name="P5"/>
            <text:p text:style-name="P5">One of our goals ended up being the entire cat catching minigame, which is already more than half the game. This is because we didn't divide it up into parts, so its high value propelled it up to sprint 1. We fixed this by just making a prototype of the cat game with basic catching mechanics.</text:p>
            <text:p text:style-name="P5"/>
            <text:p text:style-name="P5"/>
            <text:p text:style-name="P5"/>
            <text:p text:style-name="P5"/>
            <text:p text:style-name="P5">4. <text:s text:c="3"/>What will you do differently on the next sprint based on your experience working on this current sprint?</text:p>
            <text:p text:style-name="P5"/>
            <text:p text:style-name="P5">As mentioned above, we will divide tasks more. </text:p>
            <text:p text:style-name="P3"/>
            <text:p text:style-name="P3"/>
            <text:p text:style-name="P6"/>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949.54</meta:generator>
    <dc:title>OHD General Programming Standards and Guidelines Summary Document</dc:title>
    <meta:initial-creator>LawrenceB</meta:initial-creator>
  </office:meta>
</office:document-meta>
</file>